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ight Watcher Spice Cake Muffins<text:tab/><text:tab/>Makes 24 muffins<text:tab/>3 points each</text:p>
      <text:p text:style-name="Standard"/>
      <text:p text:style-name="Standard">1 box spice cake mix</text:p>
      <text:p text:style-name="Standard">½ cup unsweetened applesauce</text:p>
      <text:p text:style-name="Standard">10 oz can pumpkin</text:p>
      <text:p text:style-name="Standard">10 oz cinnamon chips</text:p>
      <text:p text:style-name="Standard"/>
      <text:p text:style-name="Standard">Combine all and bake at 350 degrees for 13-23 minutes. <text:s/>Check with toothpick inserted into middle, when it comes out clean, they are 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Zen</meta:initial-creator>
    <meta:creation-date>2008-02-02T19:15:14</meta:creation-date>
    <dc:creator>Zen</dc:creator>
    <dc:date>2008-02-02T19:17:48</dc:date>
    <dc:language>en-US</dc:language>
    <meta:editing-cycles>2</meta:editing-cycles>
    <meta:editing-duration>PT2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53" meta:character-count="288"/>
  </office:meta>
</office:document-meta>
</file>